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F013D63E61E3BDED3E.png" manifest:media-type="image/png"/>
  <manifest:file-entry manifest:full-path="Basic/Standard/Modulo.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Carta_Exigencia.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o.Main?language=Basic&amp;location=document" xlink:type="simple"/>
    </office:event-listeners>
  </office:scripts>
  <office:font-face-decls>
    <style:font-face style:name="StarSymbol" svg:font-family="StarSymbol" style:font-charset="x-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rebuchet MS" fo:font-size="6pt" fo:font-weight="bold" officeooo:paragraph-rsid="00230f66" style:font-size-asian="6pt" style:font-weight-asian="bold" style:font-size-complex="6pt" style:font-weight-complex="bold"/>
    </style:style>
    <style:style style:name="P2" style:family="paragraph" style:parent-style-name="Header">
      <style:paragraph-properties fo:text-align="center" style:justify-single-word="false"/>
      <style:text-properties style:font-name="Trebuchet MS" fo:font-size="8pt" fo:font-weight="bold" officeooo:paragraph-rsid="00230f66" style:font-size-asian="8pt" style:font-weight-asian="bold" style:font-size-complex="8pt" style:font-weight-complex="bold"/>
    </style:style>
    <style:style style:name="P3" style:family="paragraph" style:parent-style-name="Header">
      <style:paragraph-properties fo:text-align="center" style:justify-single-word="false"/>
      <style:text-properties style:font-name="Arial" fo:font-size="8pt" fo:font-weight="normal" officeooo:paragraph-rsid="00230f66" style:font-size-asian="8pt" style:font-weight-asian="normal" style:font-size-complex="8pt" style:font-weight-complex="normal"/>
    </style:style>
    <style:style style:name="P4" style:family="paragraph" style:parent-style-name="Header">
      <style:paragraph-properties fo:text-align="center" style:justify-single-word="false"/>
      <style:text-properties style:font-name="Arial" fo:font-size="8pt" fo:font-weight="normal" officeooo:rsid="00369246" officeooo:paragraph-rsid="00230f66" style:font-size-asian="8pt" style:font-weight-asian="normal" style:font-size-complex="8pt" style:font-weight-complex="normal"/>
    </style:style>
    <style:style style:name="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officeooo:paragraph-rsid="0024aeb4" style:font-size-asian="11pt" style:font-style-asian="italic" style:font-weight-asian="bold" style:font-size-complex="11pt" style:font-style-complex="italic" style:font-weight-complex="bold"/>
    </style:style>
    <style:style style:name="P6"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24aeb4" style:font-size-asian="9pt" style:font-style-asian="normal" style:font-weight-asian="normal" style:font-size-complex="9pt" style:font-style-complex="normal" style:font-weight-complex="normal"/>
    </style:style>
    <style:style style:name="P7" style:family="paragraph" style:parent-style-name="Standard">
      <style:paragraph-properties fo:text-align="center" style:justify-single-word="false"/>
      <style:text-properties style:font-name="Times New Roman" fo:font-size="12pt" style:letter-kerning="true" style:font-size-asian="12pt"/>
    </style:style>
    <style:style style:name="P8" style:family="paragraph" style:parent-style-name="Standard">
      <style:paragraph-properties fo:text-align="center" style:justify-single-word="false"/>
      <style:text-properties style:font-name="Times New Roman" fo:font-size="12pt" fo:font-style="normal" style:letter-kerning="true" style:font-size-asian="12pt" style:font-style-asian="normal" style:font-style-complex="normal"/>
    </style:style>
    <style:style style:name="P9" style:family="paragraph" style:parent-style-name="Standard">
      <style:paragraph-properties fo:margin-top="1cm" fo:margin-bottom="0cm" loext:contextual-spacing="false" fo:text-align="center" style:justify-single-word="false"/>
      <style:text-properties fo:text-transform="uppercase" style:font-name="Times New Roman" fo:font-size="12pt" fo:font-weight="bold" style:letter-kerning="true" style:font-size-asian="12pt" style:font-weight-asian="bold" style:font-weight-complex="bold"/>
    </style:style>
    <style:style style:name="P10" style:family="paragraph" style:parent-style-name="Standard">
      <style:paragraph-properties fo:margin-top="0cm" fo:margin-bottom="1cm" loext:contextual-spacing="false" fo:text-align="end" style:justify-single-word="false"/>
      <style:text-properties style:font-name="Times New Roman" fo:font-style="normal" style:letter-kerning="true" style:font-style-asian="normal" style:font-style-complex="normal"/>
    </style:style>
    <style:style style:name="P11" style:family="paragraph" style:parent-style-name="Standard">
      <style:paragraph-properties fo:margin-top="0cm" fo:margin-bottom="1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2" style:family="paragraph" style:parent-style-name="Standard">
      <style:paragraph-properties fo:margin-top="0cm" fo:margin-bottom="1cm" loext:contextual-spacing="false" fo:line-height="100%" fo:text-align="center" style:justify-single-word="false"/>
      <style:text-properties style:font-name="Times New Roman" fo:font-style="normal" fo:font-weight="normal" style:letter-kerning="true" style:font-style-asian="normal" style:font-weight-asian="normal" style:font-style-complex="normal" style:font-weight-complex="normal"/>
    </style:style>
    <style:style style:name="P13" style:family="paragraph" style:parent-style-name="Standard">
      <style:paragraph-properties fo:margin-top="0cm" fo:margin-bottom="0.139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4" style:family="paragraph" style:parent-style-name="Standard">
      <style:paragraph-properties fo:margin-top="0cm" fo:margin-bottom="0.139cm" loext:contextual-spacing="false" fo:line-height="100%"/>
      <style:text-properties style:font-name="Times New Roman" fo:font-style="normal" fo:font-weight="normal" officeooo:paragraph-rsid="0016b634" style:letter-kerning="true" style:font-style-asian="normal" style:font-weight-asian="normal" style:font-style-complex="normal" style:font-weight-complex="normal"/>
    </style:style>
    <style:style style:name="P15" style:family="paragraph" style:parent-style-name="Standard">
      <style:paragraph-properties fo:margin-top="0cm" fo:margin-bottom="0.139cm" loext:contextual-spacing="false" fo:line-height="100%"/>
      <style:text-properties style:font-name="Times New Roman" fo:font-style="normal" fo:font-weight="normal" officeooo:rsid="001f054d" officeooo:paragraph-rsid="001f054d" style:letter-kerning="true" style:font-style-asian="normal" style:font-weight-asian="normal" style:font-style-complex="normal" style:font-weight-complex="normal"/>
    </style:style>
    <style:style style:name="P16" style:family="paragraph" style:parent-style-name="Standard">
      <style:paragraph-properties fo:margin-left="0cm" fo:margin-right="0cm" fo:margin-top="1cm" fo:margin-bottom="1cm" loext:contextual-spacing="false" fo:text-align="center" style:justify-single-word="false" fo:text-indent="0cm" style:auto-text-indent="false"/>
      <style:text-properties style:font-name="Times New Roman" style:letter-kerning="true"/>
    </style:style>
    <style:style style:name="P17"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18"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paragraph-rsid="0012bf86" style:letter-kerning="true" style:font-style-asian="normal" style:font-style-complex="normal"/>
    </style:style>
    <style:style style:name="P19" style:family="paragraph" style:parent-style-name="Standard">
      <style:paragraph-properties fo:margin-top="0cm" fo:margin-bottom="0cm" loext:contextual-spacing="false" fo:text-align="start" style:justify-single-word="false">
        <style:tab-stops/>
      </style:paragraph-properties>
      <style:text-properties style:font-name="Times New Roman" fo:font-style="normal" fo:font-weight="bold" officeooo:rsid="0006b06b" officeooo:paragraph-rsid="00236e85" style:letter-kerning="true" style:font-style-asian="normal" style:font-weight-asian="bold" style:font-style-complex="normal" style:font-weight-complex="bold"/>
    </style:style>
    <style:style style:name="P20" style:family="paragraph" style:parent-style-name="Standard" style:list-style-name="L1">
      <style:paragraph-properties fo:margin-left="1.27cm" fo:margin-right="0cm" fo:margin-top="0cm" fo:margin-bottom="1.139cm" loext:contextual-spacing="false" fo:text-align="start"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21" style:family="paragraph">
      <style:paragraph-properties fo:text-align="center"/>
    </style:style>
    <style:style style:name="T1" style:family="text">
      <style:text-properties officeooo:rsid="00230f66"/>
    </style:style>
    <style:style style:name="T2" style:family="text">
      <style:text-properties fo:font-weight="bold" style:font-weight-asian="bold" style:font-weight-complex="bold"/>
    </style:style>
    <style:style style:name="T3" style:family="text">
      <style:text-properties officeooo:rsid="0012bf86"/>
    </style:style>
    <style:style style:name="T4" style:family="text">
      <style:text-properties officeooo:rsid="0019b617"/>
    </style:style>
    <style:style style:name="T5" style:family="text">
      <style:text-properties officeooo:rsid="001b3e9a"/>
    </style:style>
    <style:style style:name="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45cm"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draw:textarea-horizontal-align="center" draw:textarea-vertical-align="middle" style:run-through="foreground" style:wrap="run-through" style:number-wrapped-paragraphs="no-limit" style:vertical-pos="middle" style:vertical-rel="page" style:horizontal-pos="from-left" style:horizontal-rel="page"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76" number:automatic-order="true">
      <number:day/>
      <number:text> de </number:text>
      <number:month number:style="long" number:textual="true"/>
      <number:text> de </number:text>
      <number:year number:style="long"/>
    </number:date-style>
  </office:automatic-styles>
  <office:body>
    <office:text>
      <office:forms form:automatic-focus="false" form:apply-design-mode="false"/>
      <text:variable-decls>
        <text:variable-decl office:value-type="float" text:name="Agência"/>
        <text:variable-decl office:value-type="float" text:name="Req"/>
        <text:variable-decl office:value-type="float" text:name="NIT"/>
        <text:variable-decl office:value-type="string" text:name="NomeHospita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PS BH Sul - R. Guaicurus, 312, 2º andar, B. Centro - CEP: 30.111-060" text:name="EnderecoEmissor"/>
        <text:user-field-decl office:value-type="string" office:string-value="Assunto: " text:name="Assunto"/>
        <text:user-field-decl office:value-type="string" office:string-value="DESTINATÁRIO: " text:name="Destino"/>
        <text:user-field-decl office:value-type="string" office:string-value="Carta nº " text:name="MemoN"/>
        <text:user-field-decl office:value-type="string" office:string-value="NomeDoPericiando" text:name="Referencia"/>
        <text:user-field-decl office:value-type="string" office:string-value="Agência da Previdência Social Belo Horizonte Sul" text:name="LocalTrabalho"/>
        <text:user-field-decl office:value-type="string" office:string-value="" text:name="Requerente"/>
        <text:user-field-decl office:value-type="string" office:string-value="" text:name="Inscricao"/>
        <text:user-field-decl office:value-type="string" office:string-value="" text:name="Beneficio"/>
        <text:user-field-decl office:value-type="string" office:string-value="Agência da Previdência Social Belo Horizonte Sul - situada na R. Guaicurus, 312, 2º andar, B. Centro - CEP: 30.111-060" text:name="EnderecoRecurso"/>
      </text:user-field-decls>
      <draw:line text:anchor-type="page" text:anchor-page-number="1" draw:z-index="0" draw:style-name="gr1" draw:text-style-name="P21" svg:x1="0cm" svg:y1="14.85cm" svg:x2="0.701cm" svg:y2="14.85cm">
        <text:p/>
      </draw:line>
      <text:p text:style-name="P19"><text:user-field-get text:name="LocalTrabalho">Agência da Previdência Social Belo Horizonte Sul</text:user-field-get></text:p>
      <text:p text:style-name="P10">Belo Horizonte, <text:date style:data-style-name="N76" text:date-value="2016-07-17T23:17:25.364999980">17 de julho de 2016</text:date>.</text:p>
      <text:p text:style-name="P13">A Sua Senhoria o(a) Senhor(a)</text:p>
      <text:p text:style-name="P15"><text:user-field-get text:name="Requerente"/></text:p>
      <text:p text:style-name="P14">NIT: <text:user-field-get text:name="Inscricao"/></text:p>
      <text:p text:style-name="P11"><text:user-field-get text:name="Assunto">Assunto: </text:user-field-get><text:span text:style-name="T2"><text:text-input text:description="Assunto">Resultado da solicitação de cancelamento da aposentadoria</text:text-input></text:span></text:p>
      <text:p text:style-name="P12">Ref: <text:user-field-get text:name="Beneficio"/></text:p>
      <text:list xml:id="list5214466041628826578" text:style-name="L1">
        <text:list-header>
          <text:p text:style-name="P20">Prezado(a) Senhor(a),</text:p>
        </text:list-header>
      </text:list>
      <text:p text:style-name="P17">Em atenção a sua solicitação de cancelamento de aposentadoria apresentado no dia <text:span text:style-name="T3"><text:date style:data-style-name="N36" text:date-value="2016-07-17T23:17:25.364999980">17/07/2016</text:date></text:span>, informamos que não foi reconhecido o direito ao cancelamento do benefício, considerando que as aposentadorias por idade, tempo de contribuição e especial são irreversíveis e irrenunciáveis.</text:p>
      <text:p text:style-name="P17">De acordo com o art. 181B do Decreto 3.048 de 6 de maio de 1999, parágrafo único, o beneficiário só pode desistir do pedido de aposentadoria antes do recebimento do primeiro pagamento do benefício <text:span text:style-name="T5">ou</text:span> saque do respectivo FGTS ou PIS.</text:p>
      <text:p text:style-name="P17">Desta decisão poderá ser interposto recurso à Junta de Recursos da Previdência Social, dentro do prazo de 30 (trinta) dias, contados da data do recebimento da presente comunicação.</text:p>
      <text:p text:style-name="P18">O recurso deverá ser protocolado na <text:user-field-get text:name="EnderecoRecurso">Agência da Previdência Social Belo Horizonte Sul - situada na R. Guaicurus, 312, 2º andar, B. Centro - CEP: 30.111-060</text:user-field-get><text:span text:style-name="T4"> </text:span>– Belo Horizonte/MG, no horário de 07:00 as 17:00, pessoalmente ou via representante legal, no <text:span text:style-name="T2">setor de revisão e recurso, mediante agendamento prévio</text:span>.</text:p>
      <text:p text:style-name="P16">Atenciosamente,</text:p>
      <text:p text:style-name="P9"><text:author-name text:fixed="false">Douglas Rodrigues de Almeida</text:author-name></text:p>
      <text:p text:style-name="P7">Técnico do Seguro Social</text:p>
      <text:p text:style-name="P8">Matrícula: <text:sender-position text:fixed="false">1536731</text:sender-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rie" fo:font-family="Erie" style:font-style-name="Regular"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rebuchet MS" fo:font-size="6pt" fo:font-weight="bold" officeooo:paragraph-rsid="00230f66" style:font-size-asian="6pt" style:font-weight-asian="bold" style:font-size-complex="6pt" style:font-weight-complex="bold"/>
    </style:style>
    <style:style style:name="MP2" style:family="paragraph" style:parent-style-name="Header">
      <style:paragraph-properties fo:text-align="center" style:justify-single-word="false"/>
      <style:text-properties style:font-name="Trebuchet MS" fo:font-size="8pt" fo:font-weight="bold" officeooo:paragraph-rsid="00230f66" style:font-size-asian="8pt" style:font-weight-asian="bold" style:font-size-complex="8pt" style:font-weight-complex="bold"/>
    </style:style>
    <style:style style:name="MP3" style:family="paragraph" style:parent-style-name="Header">
      <style:paragraph-properties fo:text-align="center" style:justify-single-word="false"/>
      <style:text-properties style:font-name="Arial" fo:font-size="8pt" fo:font-weight="normal" officeooo:paragraph-rsid="00230f66" style:font-size-asian="8pt" style:font-weight-asian="normal" style:font-size-complex="8pt" style:font-weight-complex="normal"/>
    </style:style>
    <style:style style:name="MP4" style:family="paragraph" style:parent-style-name="Header">
      <style:paragraph-properties fo:text-align="center" style:justify-single-word="false"/>
      <style:text-properties style:font-name="Arial" fo:font-size="8pt" fo:font-weight="normal" officeooo:rsid="00369246" officeooo:paragraph-rsid="00230f66" style:font-size-asian="8pt" style:font-weight-asian="normal" style:font-size-complex="8pt" style:font-weight-complex="normal"/>
    </style:style>
    <style:style style:name="M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officeooo:paragraph-rsid="0024aeb4" style:font-size-asian="11pt" style:font-style-asian="italic" style:font-weight-asian="bold" style:font-size-complex="11pt" style:font-style-complex="italic" style:font-weight-complex="bold"/>
    </style:style>
    <style:style style:name="MP6"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24aeb4" style:font-size-asian="9pt" style:font-style-asian="normal" style:font-weight-asian="normal" style:font-size-complex="9pt" style:font-style-complex="normal" style:font-weight-complex="normal"/>
    </style:style>
    <style:style style:name="MT1" style:family="text">
      <style:text-properties officeooo:rsid="00230f66"/>
    </style:style>
    <style:style style:name="M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769cm" fo:margin-left="0cm" fo:margin-right="0cm" fo:margin-bottom="0.499cm" fo:background-color="transparent" style:dynamic-spacing="false" draw:fill="none" draw:fill-color="#99ccff"/>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igura1" text:anchor-type="paragraph" svg:y="0.6cm" svg:width="2.032cm" svg:height="2.032cm" draw:z-index="1"><draw:image xlink:href="Pictures/10000000000000F0000000F013D63E61E3BDED3E.png" xlink:type="simple" xlink:show="embed" xlink:actuate="onLoad"/></draw:frame><text:tab/></text:p>
        <text:p text:style-name="MP2"><draw:frame draw:style-name="Mfr1" draw:name="figuras2" text:anchor-type="paragraph" svg:y="0.6cm" svg:width="2.032cm" svg:height="2.032cm" draw:z-index="2"><draw:image xlink:href="Pictures/10000000000000F0000000F013D63E61E3BDED3E.png" xlink:type="simple" xlink:show="embed" xlink:actuate="onLoad"/></draw:frame></text:p>
        <text:p text:style-name="MP3"><draw:frame draw:style-name="Mfr1" draw:name="Figura3" text:anchor-type="paragraph" svg:y="0.6cm" svg:width="2.032cm" svg:height="2.032cm" draw:z-index="3"><draw:image xlink:href="Pictures/10000000000000F0000000F013D63E61E3BDED3E.png" xlink:type="simple" xlink:show="embed" xlink:actuate="onLoad"/></draw:frame></text:p>
        <text:p text:style-name="MP4"><draw:frame draw:style-name="Mfr1" draw:name="Figura2" text:anchor-type="paragraph" svg:y="0.6cm" svg:width="2.032cm" svg:height="2.032cm" draw:z-index="4"><draw:image xlink:href="Pictures/10000000000000F0000000F013D63E61E3BDED3E.png" xlink:type="simple" xlink:show="embed" xlink:actuate="onLoad"/></draw:frame>INSTITUTO NACIONAL DO SEGURO SOCIA<text:span text:style-name="MT1">L</text:span></text:p>
      </style:header>
      <style:footer>
        <text:user-field-decls>
          <text:user-field-decl office:value-type="string" office:string-value="APS BH Sul - R. Guaicurus, 312, 2º andar, B. Centro - CEP: 30.111-060" text:name="EnderecoEmissor"/>
        </text:user-field-decls>
        <text:p text:style-name="MP5">Proteção para o trabalhador e sua família</text:p>
        <text:p text:style-name="MP6"><text:user-field-get text:name="EnderecoEmissor">APS BH Sul - R. Guaicurus, 312, 2º andar, B. Centro - CEP: 30.111-060</text:user-field-ge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_64 LibreOffice_project/5e3e00a007d9b3b6efb6797a8b8e57b51ab1f737</meta:generator>
    <meta:creation-date>2006-08-17T15:36:21</meta:creation-date>
    <dc:date>2016-07-17T23:17:25.115000000</dc:date>
    <dc:language>pt-BR</dc:language>
    <meta:editing-cycles>240</meta:editing-cycles>
    <meta:editing-duration>PT18H4M</meta:editing-duration>
    <dc:title>Resultado do Cancelamento de Aposentadoria</dc:title>
    <dc:description>Integrante do Modelos de Documentos 2017.</dc:description>
    <dc:creator>Douglas Rodrigues de Almeida</dc:creator>
    <meta:document-statistic meta:table-count="0" meta:image-count="4" meta:object-count="0" meta:page-count="1" meta:paragraph-count="20" meta:word-count="226" meta:character-count="1443" meta:non-whitespace-character-count="1233"/>
    <meta:user-defined meta:name="Versão">2.5</meta:user-defined>
  </office:meta>
</office:document-meta>
</file>

<file path=Basic/Standard/Modulo.xml><?xml version="1.0" encoding="utf-8"?>
<!DOCTYPE module  PUBLIC '-//OpenOffice.org//DTD OfficeDocument 1.0//EN'  'module.dtd'>
<script:module xmlns:script="http://openoffice.org/2000/script" script:name="Modulo" script:language="StarBasic">REM  *****  BASIC  *****

Dim Dlg As Object

Type DadosCarta
	APSEmitente as String
	APSEndereco as String
	Requerente as String
	NIT as String
	Beneficio as String
end type

Sub InicializarArrays(ByVal APSNome() as String, ByVal APSRua() as String, ByVal APSBairro() as String, ByVal APSCEP() as String)
	Dim i as Integer
	APSNome(0) = "APS BH Barreiro"
    APSNome(1) = "APS BH Calafate"
    APSNome(2) = "APS BH Floresta"
    APSNome(3) = "APS BH Oeste"
    APSNome(4) = "APS BH Padre Eustáquio"
    APSNome(5) = "APS BH Santa Efigênia"
    APSNome(6) = "APS BH Sul"
    APSNome(7) = "APS BH Venda Nova"
    APSNome(8) = "APSAI BH"
    APSNome(9) = "APSADJ BH"
    APSRua(0) = "Av. Tito Fulgêncio, 104"
    APSRua(1) = "R. Padre Eustáquio, 1831, Térreo"
    APSRua(2) = "R. Pitangui, 2052"
    APSRua(3) = "R. Espírito Santo, 54"
    APSRua(4) = "R. Padre Eustáquio, 1831, 2º andar"
    APSRua(5) = "R. Tupinambás, 361"
    APSRua(6) = "R. Guaicurus, 312, 2º andar"
    APSRua(7) = "R. Padre Pedro Pinto, 422, lj 1"
    APSRua(8) = "Av. Amazonas, 266, 9º andar"
    APSRua(9) = "Av. Amazonas, 266, 9º andar"
    APSBairro(0) = "B. Jardim Industrial"
    APSBairro(1) = "B. Padre Eustáquio"
    APSBairro(2) = "B. Sagrada Família"
    APSBairro(3) = "B. Centro"
    APSBairro(4) = "B. Padre Eustáquio"
    APSBairro(5) = "B. Centro"
    APSBairro(6) = "B. Centro"
    APSBairro(7) = "B. São Pedro"
    APSBairro(8) = "B. Centro"
    APSBairro(9) = "B. Centro"
    APSCEP(0) = "32.215-000"
    APSCEP(1) = "30.720-100"
    APSCEP(2) = "31.110-723"
    APSCEP(3) = "30.160-030"
    APSCEP(4) = "30.720-100"
    APSCEP(5) = "30.120-070"
    APSCEP(6) = "30.111-060"
    APSCEP(7) = "31.610-000"
    APSCEP(8) = "30.180-001"
    APSCEP(9) = "30.180-001" 
End Sub

Sub GerarDocumento(Dados as DadosCarta)
	Dim LocalTrabalho as String
	Dim EnderecoEmitente as String
	Dim EnderecoRecurso as String
	
    oTextfields = thiscomponent.Textfields
    oTextfieldsEnumeration = oTextfields.createEnumeration
    While oTextfieldsEnumeration.hasmoreelements
       oTextfield = oTextfieldsEnumeration.nextelement
       if oTextfield.supportsservice("com.sun.star.text.TextField.User") then
         oTextfieldMaster = oTextfield.TextfieldMaster
	     if oTextfieldMaster.InstanceName =("com.sun.star.text.fieldmaster.User.Requerente") then 
	       oTextfieldMaster.Content = Dados.Requerente
	     elseif oTextfieldMaster.InstanceName =("com.sun.star.text.fieldmaster.User.Inscricao") then 
	       oTextfieldMaster.Content = Dados.NIT
	     elseif oTextfieldMaster.InstanceName =("com.sun.star.text.fieldmaster.User.Beneficio") then
	       oTextfieldMaster.Content = Dados.Beneficio
	     elseif oTextfieldMaster.InstanceName =("com.sun.star.text.fieldmaster.User.LocalTrabalho") then
	       LocalTrabalho = Replace(Dados.APSEmitente, "APS", "Agência da Previdência Social")
	       LocalTrabalho = Replace(LocalTrabalho, "BH", "Belo Horizonte")
	       LocalTrabalho = Replace(LocalTrabalho, "APSADJ", "Agência da Previdência Social de Atendimento a Demandas Judiciais")
	       LocalTrabalho = Replace(LocalTrabalho, "APSAI", "Agência da Previdência Social de Acordo Internacionais")
	       LocalTrabalho = Replace(LocalTrabalho, "SST", "Serviço de Saúde do Trabalhador")
	       oTextfieldMaster.Content = LocalTrabalho
	     elseif oTextfieldMaster.InstanceName =("com.sun.star.text.fieldmaster.User.EnderecoEmissor") then
	      EnderecoEmitente = Dados.APSEmitente &amp; " - " &amp; Dados.APSEndereco
	      oTextfieldMaster.Content = EnderecoEmitente
	     elseif oTextfieldMaster.InstanceName =("com.sun.star.text.fieldmaster.User.EnderecoRecurso") then
	       EnderecoRecurso = Replace(Dados.APSEmitente, "APS", "Agência da Previdência Social")
	       EnderecoRecurso = Replace(EnderecoRecurso, "BH", "Belo Horizonte")
	       EnderecoRecurso = Replace(EnderecoRecurso, "APSADJ", "Agência da Previdência Social de Atendimento a Demandas Judiciais")
	       EnderecoRecurso = Replace(EnderecoRecurso, "APSAI", "Agência da Previdência Social de Acordo Internacionais")
	       EnderecoRecurso = EnderecoRecurso &amp; " - situada na " &amp; Dados.APSEndereco
	       oTextfieldMaster.Content = EnderecoRecurso
	     end if
	   end if
    wend
End Sub

Sub Imprimir
   GlobalScope.BasicLibraries.LoadLibrary("Tools")
   DispatchSlot(5504)
End Sub

Sub PreencherListBox(Lista() as String, ByVal ListBox as Object, SelectedID as Integer)
	Dim i, j as Integer

	for i = LBound(Lista) to UBound(Lista)
		j = ListBox.getItemCount()
		ListBox.addItem(Lista(i), j)
	Next i
	ListBox.selectItemPos(SelectedID, True)
End Sub


Sub Main
	Dim APSNome(9) as String
	Dim APSRua(9) as String
	Dim APSBairro(9) as String
	Dim APSCEP(9) as String
	Dim ListBox as Object
	Dim varAPSID as Integer
	Dim varDados as DadosCarta

	InicializarArrays(APSNome, APSRua, APSBairro, APSCEP)
	DialogLibraries.LoadLibrary("Standard")
	Dlg = CreateUnoDialog(DialogLibraries.Standard.Carta_Exigencia)
	ListBox = Dlg.GetControl("listaAPS")
	PreencherListBox(APSNome, ListBox, 6)
	Select Case Dlg.Execute()
	Case 1
		varAPSID = Dlg.GetControl("listaAPS").getSelectedItemPos()
		varDados.APSEmitente = APSNome(varAPSID)
		varDados.APSEndereco = APSRua(varAPSID) &amp; ", " &amp; APSBairro(varAPSID) &amp; " - CEP: " &amp; APSCEP(varAPSID) 
		varDados.Nit = Dlg.GetControl("editNIT").Text()
		varDados.Beneficio = Dlg.GetControl("editBeneficio").Text()
		varDados.Requerente = Dlg.GetControl("editNome").Text()
		if Dlg.GetControl("checNaoImprimir").State = 0 then
			bImprimir = true
		else
			bImprimir = false
		endif
		GerarDocumento(varDados)
		if bImprimir then
			Imprimir()
		endif
	Case 0
		thisComponent.CurrentController.Frame.close(true)
		thisComponent.close(true)
	End Selec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Carta_Exigencia.xml><?xml version="1.0" encoding="utf-8"?>
<!DOCTYPE window  PUBLIC '-//OpenOffice.org//DTD OfficeDocument 1.0//EN'  'dialog.dtd'>
<dlg:window xmlns:dlg="http://openoffice.org/2000/dialog" xmlns:script="http://openoffice.org/2000/script" dlg:id="CartaDesaposentacao" dlg:left="95" dlg:top="6" dlg:width="152" dlg:height="146" dlg:closeable="true" dlg:moveable="true" dlg:title="Gerar carta para indeferimento do cancelamento da aposentadoria">
  <dlg:styles>
    <dlg:style dlg:style-id="0" dlg:font-weight="150"/>
  </dlg:styles>
  <dlg:bulletinboard>
    <dlg:titledbox dlg:style-id="0" dlg:id="FrameControl1" dlg:tab-index="1" dlg:left="4" dlg:top="3" dlg:width="146" dlg:height="28">
      <dlg:title dlg:value="Seu local de trabalho"/>
    </dlg:titledbox>
    <dlg:titledbox dlg:style-id="0" dlg:id="FrameControl2" dlg:tab-index="5" dlg:left="3" dlg:top="36" dlg:width="146" dlg:height="71">
      <dlg:title dlg:value="Requerente"/>
    </dlg:titledbox>
    <dlg:text dlg:id="Label1" dlg:tab-index="6" dlg:left="10" dlg:top="46" dlg:width="19" dlg:height="9" dlg:value="Nome:"/>
    <dlg:text dlg:id="Label2" dlg:tab-index="7" dlg:left="10" dlg:top="77" dlg:width="19" dlg:height="9" dlg:value="NIT:"/>
    <dlg:text dlg:id="Label3" dlg:tab-index="8" dlg:left="80" dlg:top="77" dlg:width="39" dlg:height="9" dlg:value="Benefício:"/>
    <dlg:menulist dlg:id="listaAPS" dlg:tab-index="0" dlg:left="10" dlg:top="13" dlg:width="135" dlg:height="14" dlg:page="1" dlg:spin="true"/>
    <dlg:textfield dlg:id="editNome" dlg:tab-index="2" dlg:left="10" dlg:top="56" dlg:width="135" dlg:height="14"/>
    <dlg:formattedfield dlg:id="editNIT" dlg:tab-index="3" dlg:left="10" dlg:top="87" dlg:width="65" dlg:height="14" dlg:format-code="0&quot;.&quot;000&quot;.&quot;000&quot;.&quot;000&quot;-&quot;0" dlg:format-locale="en;US"/>
    <dlg:formattedfield dlg:id="editBeneficio" dlg:tab-index="4" dlg:left="80" dlg:top="87" dlg:width="65" dlg:height="14" dlg:format-code="000&quot;.&quot;000&quot;.&quot;000&quot;-&quot;0" dlg:format-locale="en;US"/>
    <dlg:checkbox dlg:id="checNaoImprimir" dlg:tab-index="9" dlg:left="4" dlg:top="110" dlg:width="131" dlg:height="8" dlg:value="Não imprimir documento diretamente" dlg:checked="false"/>
    <dlg:button dlg:id="btoOK" dlg:tab-index="10" dlg:left="55" dlg:top="125" dlg:width="45" dlg:height="16" dlg:default="true" dlg:value="OK" dlg:button-type="ok"/>
    <dlg:button dlg:id="btoCancelar" dlg:tab-index="11" dlg:left="104" dlg:top="125" dlg:width="45" dlg:height="16" dlg:default="true" dlg:value="Cancelar" dlg:button-type="cance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Carta_Exigencia"/>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